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203cm" fo:padding-right="0.203cm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cm" fo:padding-right="0.406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.406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padding-top="0.203cm" fo:padding-bottom="0.203cm" fo:padding-left="0.406cm" fo:padding-right="0cm"/>
    </style:style>
    <style:style style:name="gr7" style:family="graphic" style:parent-style-name="standard">
      <style:graphic-properties svg:stroke-color="#808080" draw:marker-end="Symmetric_20_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80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885cm" svg:height="0.877cm" svg:x="7.678cm" svg:y="7.108cm">
          <draw:text-box>
            <text:p text:style-name="P1"><text:span text:style-name="T1">Artifacts</text:span></text:p>
          </draw:text-box>
        </draw:frame>
        <draw:custom-shape draw:style-name="gr2" draw:text-style-name="P1" draw:layer="layout" svg:width="3.81cm" svg:height="1.905cm" svg:x="4.81cm" svg:y="9.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3.81cm" svg:height="1.905cm" svg:x="8.62cm" svg:y="9.8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id="id7" draw:layer="layout" svg:width="3.81cm" svg:height="1.905cm" svg:x="6.717cm" svg:y="7.9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4.81cm" svg:y1="14.97cm" svg:x2="4.81cm" svg:y2="15.605cm">
          <text:p/>
        </draw:line>
        <draw:line draw:style-name="gr3" draw:text-style-name="P1" draw:layer="layout" svg:x1="8.62cm" svg:y1="14.971cm" svg:x2="8.62cm" svg:y2="15.606cm">
          <text:p/>
        </draw:line>
        <draw:line draw:style-name="gr3" draw:text-style-name="P1" draw:layer="layout" svg:x1="12.43cm" svg:y1="14.972cm" svg:x2="12.43cm" svg:y2="15.607cm">
          <text:p/>
        </draw:line>
        <draw:line draw:style-name="gr3" draw:text-style-name="P1" draw:layer="layout" svg:x1="16.24cm" svg:y1="11.795cm" svg:x2="16.875cm" svg:y2="11.795cm">
          <text:p/>
        </draw:line>
        <draw:line draw:style-name="gr3" draw:text-style-name="P1" draw:layer="layout" svg:x1="16.241cm" svg:y1="9.89cm" svg:x2="16.876cm" svg:y2="9.89cm">
          <text:p/>
        </draw:line>
        <draw:line draw:style-name="gr3" draw:text-style-name="P1" draw:layer="layout" svg:x1="16.242cm" svg:y1="7.985cm" svg:x2="16.877cm" svg:y2="7.985cm">
          <text:p/>
        </draw:line>
        <draw:line draw:style-name="gr3" draw:text-style-name="P1" draw:layer="layout" svg:x1="10.527cm" svg:y1="14.971cm" svg:x2="10.527cm" svg:y2="15.606cm">
          <text:p/>
        </draw:line>
        <draw:line draw:style-name="gr3" draw:text-style-name="P1" draw:layer="layout" svg:x1="6.717cm" svg:y1="14.972cm" svg:x2="6.717cm" svg:y2="15.607cm">
          <text:p/>
        </draw:line>
        <draw:frame draw:style-name="gr1" draw:text-style-name="P2" draw:id="id6" draw:layer="layout" svg:width="2.436cm" svg:height="0.877cm" svg:x="7.402cm" svg:y="11.795cm">
          <draw:text-box>
            <text:p text:style-name="P1"><text:span text:style-name="T1">Community</text:span></text:p>
          </draw:text-box>
        </draw:frame>
        <draw:frame draw:style-name="gr1" draw:text-style-name="P2" draw:id="id5" draw:layer="layout" svg:width="2.326cm" svg:height="1.347cm" svg:x="11.267cm" svg:y="11.795cm">
          <draw:text-box>
            <text:p text:style-name="P1"><text:span text:style-name="T1">Division of</text:span><text:span text:style-name="T1"><text:line-break/></text:span><text:span text:style-name="T1">labor</text:span></text:p>
          </draw:text-box>
        </draw:frame>
        <draw:frame draw:style-name="gr1" draw:text-style-name="P2" draw:id="id3" draw:layer="layout" svg:width="1.373cm" svg:height="0.877cm" svg:x="4.124cm" svg:y="11.796cm">
          <draw:text-box>
            <text:p text:style-name="P1"><text:span text:style-name="T1">Rules</text:span></text:p>
          </draw:text-box>
        </draw:frame>
        <draw:frame draw:style-name="gr4" draw:text-style-name="P2" draw:id="id4" draw:layer="layout" svg:width="1.678cm" svg:height="0.877cm" svg:x="5.039cm" svg:y="9.452cm">
          <draw:text-box>
            <text:p text:style-name="P1"><text:span text:style-name="T1">Subject</text:span></text:p>
          </draw:text-box>
        </draw:frame>
        <draw:frame draw:style-name="gr5" draw:text-style-name="P2" draw:id="id1" draw:layer="layout" svg:width="1.94cm" svg:height="0.877cm" svg:x="10.527cm" svg:y="9.453cm">
          <draw:text-box>
            <text:p text:style-name="P1"><text:span text:style-name="T1">Object</text:span></text:p>
          </draw:text-box>
        </draw:frame>
        <draw:frame draw:style-name="gr6" draw:text-style-name="P2" draw:id="id2" draw:layer="layout" svg:width="1.957cm" svg:height="0.877cm" svg:x="13.692cm" svg:y="9.454cm">
          <draw:text-box>
            <text:p text:style-name="P1"><text:span text:style-name="T1">Outcome</text:span></text:p>
          </draw:text-box>
        </draw:frame>
        <draw:connector draw:style-name="gr7" draw:text-style-name="P1" draw:layer="layout" draw:type="line" svg:x1="12.467cm" svg:y1="9.891cm" svg:x2="13.692cm" svg:y2="9.892cm" draw:start-shape="id1" draw:start-glue-point="1" draw:end-shape="id2" draw:end-glue-point="3" svg:d="m12467 9891 1225 1">
          <text:p/>
        </draw:connector>
        <draw:connector draw:style-name="gr8" draw:text-style-name="P1" draw:layer="layout" draw:type="line" svg:x1="10.527cm" svg:y1="9.891cm" svg:x2="4.81cm" svg:y2="11.796cm" draw:start-shape="id1" draw:start-glue-point="3" draw:end-shape="id3" draw:end-glue-point="0" svg:d="m10527 9891-5717 1905">
          <text:p/>
        </draw:connector>
        <draw:connector draw:style-name="gr8" draw:text-style-name="P1" draw:layer="layout" draw:type="line" svg:x1="6.717cm" svg:y1="9.89cm" svg:x2="12.43cm" svg:y2="11.795cm" draw:start-shape="id4" draw:start-glue-point="1" draw:end-shape="id5" draw:end-glue-point="0" svg:d="m6717 9890 5713 1905">
          <text:p/>
        </draw:connector>
        <draw:connector draw:style-name="gr8" draw:text-style-name="P1" draw:layer="layout" draw:type="line" svg:x1="8.62cm" svg:y1="11.795cm" svg:x2="8.622cm" svg:y2="7.985cm" draw:start-shape="id6" draw:start-glue-point="0" draw:end-shape="id7" draw:end-glue-point="4" svg:d="m8620 11795 2-38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ndy Souza</meta:initial-creator>
    <meta:creation-date>2010-10-30T20:11:47</meta:creation-date>
    <dc:date>2010-10-30T20:48:18</dc:date>
    <dc:creator>Randy Souza</dc:creator>
    <meta:editing-duration>PT00H36M31S</meta:editing-duration>
    <meta:editing-cycles>2</meta:editing-cycles>
    <meta:generator>OpenOffice.org/3.2$Linux OpenOffice.org_project/320m12$Build-9483</meta:generator>
    <meta:document-statistic meta:object-count="22"/>
  </office:meta>
</office:document-meta>
</file>